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19])" office:value-type="float" office:value="208.39" calcext:value-type="float">
            <text:p>208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3:.C30])" office:value-type="float" office:value="1285.84" calcext:value-type="float">
            <text:p>1285.84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4:.C38])" office:value-type="float" office:value="214.39" calcext:value-type="float">
            <text:p>214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 table:formula="of:=SUM([.C41:.C45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0:.C61])" office:value-type="float" office:value="1518.28" calcext:value-type="float">
            <text:p>15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3])" office:value-type="float" office:value="3289.82" calcext:value-type="float">
            <text:p>3289.82</text:p>
          </table:table-cell>
          <table:table-cell table:formula="of:=SUM([.D1:.D63])" office:value-type="float" office:value="3289.82" calcext:value-type="float">
            <text:p>3289.8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68:.C76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64];[.D77])" office:value-type="float" office:value="2465.3" calcext:value-type="float">
            <text:p>246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 style:data-style-name="N2" text:time-value="21:53:13.790298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21:54:03.231249606</dc:date>
    <meta:editing-duration>P1DT8H12M1S</meta:editing-duration>
    <meta:editing-cycles>163</meta:editing-cycles>
    <meta:generator>LibreOffice/5.1.6.2$Linux_X86_64 LibreOffice_project/10m0$Build-2</meta:generator>
    <meta:document-statistic meta:table-count="4" meta:cell-count="546" meta:object-count="0"/>
  </office:meta>
</office:document-meta>
</file>